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9e4" officeooo:paragraph-rsid="001819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is link is to the google doc with our GDD. Click <text:a xlink:type="simple" xlink:href="https://docs.google.com/document/d/1qPLTsIqEvGy_dldWBRnUo9Yp36EkPeS9UqLnS-wJE-E/edit?usp=sharing" text:style-name="Internet_20_link" text:visited-style-name="Visited_20_Internet_20_Link">HE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52:46.261000000</meta:creation-date>
    <dc:date>2018-04-03T15:55:21.598000000</dc:date>
    <meta:editing-duration>PT2M37S</meta:editing-duration>
    <meta:editing-cycles>1</meta:editing-cycles>
    <meta:document-statistic meta:table-count="0" meta:image-count="0" meta:object-count="0" meta:page-count="1" meta:paragraph-count="1" meta:word-count="12" meta:character-count="55" meta:non-whitespace-character-count="44"/>
    <meta:generator>LibreOffice/6.0.2.1$Windows_X86_64 LibreOffice_project/f7f06a8f319e4b62f9bc5095aa112a65d2f3ac89</meta:generator>
  </office:meta>
</office:document-meta>
</file>